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7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Vayesheb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Parashat Vayesheb/</text:p>
      <text:p text:style-name="P7">[Hebrew]/</text:p>
      <text:p text:style-name="P7"/>
      <text:p text:style-name="P6">[Page 1]</text:p>
      <text:p text:style-name="P6">[Hebrew]/ "Joseph was sold for a slave. <text:s/>They found his/ feet in fetters, his body was laid in irons, until/ the time that his own word came to pass, when/ the will of the Lord purified him". <text:s/>So reads a/ record left of one of the noblest of human characters./ <text:s/>The description will be found in a writing which/ offers a bird's eye view of the history of our peo-/-ple, from the patriarchal ages to the conquest of/ Palestine. <text:s/>You may feel curious to know/ the author of that short but comprehensive pro-/-duction. <text:s/>Well: it has come down to <text:span text:style-name="T2">us</text:span> posterity anony-/-mously, but <text:span text:style-name="T4">I</text:span><text:span text:style-name="T5"> see in that composition the master-/mind glowing with devotional thoughts. <text:s/>The versatile/ genius of David must have penned it. <text:s/>The aim of/ that crowned shepherd of old had been to prepare/ an imposing service for the Temple which he longed/ to hand raised to the God of salvation. <text:s/>To that/ end his fertile imagination enriched Israel, and by/ means of Israel the whole civilized world, with/ sublime effusions, best fitted as a communion between/ earthly creatures and their </text:span><text:span text:style-name="T3">Divine Maker</text:span><text:span text:style-name="T5"> heavenly Creator./</text:span></text:p>
      <text:p text:style-name="P6"><text:span text:style-name="T5"/></text:p>
      <text:p text:style-name="P6"><text:span text:style-name="T5">[Page 2]</text:span></text:p>
      <text:p text:style-name="P6"><text:span text:style-name="T5">I mean, the </text:span><text:span text:style-name="T4">Tehillim</text:span><text:span text:style-name="T5">, or </text:span><text:span text:style-name="T4">Tehilloth</text:span><text:span text:style-name="T5">--that/ matchless collection of praises, prayers and hymns/ chastening but cheering, humbling the spirit, yet/ lifting it high to the head-spring of comfort./ <text:s/>David's righteous </text:span><text:soft-page-break/><text:span text:style-name="T5">ambition to be the poet laureate/ of the King of Kings showed itself first, when/ the ark of the covenant, long exiled and kept/ away form the Mosaic Tabernacle, was </text:span><text:span text:style-name="T3">brought to</text:span><text:span text:style-name="T5"> hailed in/ the new capital of Israel and enshrined under the veil./ <text:s/>You remember the narrative of that soul-stirring/ incident. <text:s/>An enthusiastic reception was to/ have been given to an object worthy of/ the most profound reverence. <text:s/>All the tribes,/ like a swelling stream, overleaping its banks,/ had flowed into Jerusalem. <text:s/>For the ovation was/ emphatically national. <text:s/>Not to [?] a mortal/ being, preeminent for his warlike exploits, or/ universally famous for his political influence/ had that countless multitude</text:span><text:span text:style-name="T3">s</text:span><text:span text:style-name="T5"> gathered together./ <text:s/>Not to pay homage to David, the victor of hundred/ battles, the ally of powerful rulers, but to greet/ the quickening word of the Supreme--the ten command-/-ments of Sinai--had the immense concourse assembled under the shades of Zion./</text:span></text:p>
      <text:p text:style-name="P6"><text:span text:style-name="T5"/></text:p>
      <text:p text:style-name="P6"><text:span text:style-name="T5">[Page 3]</text:span></text:p>
      <text:p text:style-name="P6"><text:span text:style-name="T5">The son of Jesse, the greatest in Israel, mingled/ with the lowliest, in acts of devotional joy. <text:s/>His/ ardor was not dampened by the taunting reproaches/ of the proud daughter of the house of Saul. <text:s/>What/ Michael ridiculed as derogatory to regal dignity,/ David deemed most honorable. <text:s/>For the once fugi-/-tive and persecuted could, with deep-felt sincerity, say,/ "His is the happiest day of my life." <text:s/>In time of/ affliction he had vowed to glorify his celestial Deli-/-verer, and now, the Monarch whose friendship east-/-ern potentates sought, now, he that dwelt in a palace/ which the renowned craftsmen of Phoenicia had built,/ could not rest, while his eager wish remained unful-/-filled [Hebrew] "I will not let my eyes sleep, nor my eyelids/ slumber, till I find a seat for the Eternal, a/ Tabernacle for the might One of Jacob." <text:s/>So had/ David promised, and the consummation of his desire/ loomed high. <text:s/>The man who had shed blood in fighting/ his people's battles was not suffered </text:span><text:span text:style-name="T3">by the Deity</text:span><text:span text:style-name="T5">/ to rear a Sanctuary in Him whose appellation is </text:span><text:span text:style-name="T4">Adonai Shalom</text:span><text:span text:style-name="T5">, the Lord of peace, but David </text:span><text:span text:style-name="T3">but he</text:span><text:span text:style-name="T5"> foresaw its erection/ at no distant period./</text:span></text:p>
      <text:p text:style-name="P6"><text:span text:style-name="T5"/></text:p>
      <text:p text:style-name="P6"><text:span text:style-name="T5">[Page 4]</text:span></text:p>
      <text:p text:style-name="P6"><text:span text:style-name="T5">He beheld the glistening spires towering heaven-/-ward in the city, which he had captured from the insulting/ Jebusite and and had chosen as the metropolis of his/ kingdom. <text:s/>For that </text:span><text:span text:style-name="T3">David</text:span><text:span text:style-name="T5"> the son of Jesse had accumulated treasures,/ for that he had drafted models and plans, and in/ anticipation of that important event, he thus hailed/ the entrance of the ark of the testimony into Jerusalem./ <text:s/>[Hebrew] "Rise O Lord! for Thy resting place, Thou and Thy/ oracle, the sign of Thy omnipotence. <text:s/>Thy priests/ shall be clothed in righteousness, and Thy devout ones/ shall sing, 'for the sake of David Thy servant, do/ not reject Thy annointed[sic!]'". <text:s/>That was the address of/ welcome from the throne to the glorious comer[?]. <text:s/>Then the skilful musi-/-cians and glowing poet appointed the Levites,/ whose prerogative</text:span><text:span text:style-name="T3">s</text:span><text:span text:style-name="T5"> was to make the habitation of/ God vocal with the strings of their instruments/ and their sacred songs. <text:s/>For that purpose David/ composed and doubtless arranged harmoniously, the/ psalm where the historical character which forms/ the central figure in our Pentateuchal section is fittingly described/ in the language of my text. <text:s/>[Hebrew] Joseph was sold for/ a slave. <text:s/>They forced his feet in fetters, his body was laid/ in irons, until the time that his own word came to pass,/ when the will of the Lord purified him."/</text:span></text:p>
      <text:p text:style-name="P6"><text:span text:style-name="T5"/></text:p>
      <text:p text:style-name="P6"><text:span text:style-name="T5">[Page 5]</text:span></text:p>
      <text:p text:style-name="P6"><text:span text:style-name="T5">I say that the inspired bard wrote it then, not-/-withstanding the verbal discrepancy existing in that same/ composition, as registered in the 16th chapter of the/ first book of Chronicles, and the 105th psalm./ <text:s/>I hold that David is the author of that production,/ which he intended to be alternately chanted in its/ various readings. <text:s/>For no effusion of his genius could/ he more appropriately have given to the Levites to/ sing in the national worship, than that which/ briefly narrated the sufferings of the exemplary son/ of Rachel, and his abiding trust in Almighty God./ <text:s/>Aye: well he wrote it [Hebrew] "the will of the Lord puri-/-fied him". <text:s/>It is the crucible of trials that we/ show of what size and what mettle </text:span><text:soft-page-break/><text:span text:style-name="T5">our spirit/ is made. <text:s/>Joseph sold for having spoken frankly; Jo-/-seph imprisoned for having </text:span><text:span text:style-name="T3">overcome</text:span><text:span text:style-name="T5"> scorned to yield to a fearful/ temptation, was passing through an ordeal, whence/ he would issue forth sublimely perfect. <text:s/>His/ history plainly related as Moses received it, was/ to the ancient tribes, and will continue ever to be,/ a lesson which all the maxims of moralists and/ the sentences of philosophers cannot equal./</text:span></text:p>
      <text:p text:style-name="P6"><text:span text:style-name="T5"/></text:p>
      <text:p text:style-name="P6"><text:span text:style-name="T5">[Page 6]</text:span></text:p>
      <text:p text:style-name="P6"><text:span text:style-name="T5">That lesson which speaks volumes of truths, pre-/-cious to man in every relation of life, as a/ child, as a brother, as a father, as a citizen, or/ as a titled official, is in our portion of the Pen-/-tateuch more particularly directed to youths in/ a subordinate condition. <text:s/>Not exactly like Joseph--/ reduced to mere chattel--but still subject to the will/ of another who has the right to command. <text:s/>Let/ them study the demeanour of that Hebrew lad. <text:s/>It/ may reconcile many a rebellious will to orders/ considered imperious, and therefore resisted. <text:s/>It will/ teach that a dependent station cannot degrade/ him who fills it with a keen sense of duty, and/ with singleness of purpose. <text:s/>Joseph did not expect/ a remuneration for his arduous labors, but his heart/ told him that obedience to those who have a claim/ to our services is virtue, and to promote their inte-/-rest is righteousness. <text:s/>He did not grow impa-/-tient because he could not at once exchange drud-/-gery for a less toilsome and more congenial office./</text:span></text:p>
      <text:p text:style-name="P6"><text:span text:style-name="T5"/></text:p>
      <text:p text:style-name="P6"><text:span text:style-name="T5">[Page 7]</text:span></text:p>
      <text:p text:style-name="P6"><text:span text:style-name="T5">Nor did he sit and repine over his hard fate,/ but proceeded with alacrity, certain that his ser-/-vices, if valuable, would be rewarded with confidence./ <text:s/>[Hebrew] "And the Lord was with Joseph," we read, for/ God is always with the well-principled and the/ diligent. <text:s/>The slave became the virtual ruler of/ the house, because his master took notice of that unswer-/-ving fidelity which challenges respect. <text:s/>To that/ unimpeachable honesty, I judge, the youth owed/ his escape from the effects of a false accusation./ <text:s/>And when a prisoner, without a cause, still his/ industry, tampered the severity of his condition./ <text:s/>It would not be difficult for any one of/ us to trace the want of success in the lives of/ many individuals to an opposite conduct; to/ restlessness under a wholesome restraint in early/ years. <text:s/>The experience of my hearers will/ help me in the assertion that Americans may/ look back and have a just cause to attribute a/ failure in their undertakings to a spirit of/ mistaken independence; to a confusion of ideas,/ darkening the intellect, so that it cannot discover/ between social freedom and moral obligations./</text:span></text:p>
      <text:p text:style-name="P6"><text:span text:style-name="T5"/></text:p>
      <text:p text:style-name="P6"><text:span text:style-name="T5">[Page 8]</text:span></text:p>
      <text:p text:style-name="P6"><text:span text:style-name="T5">But I have spoken to day mainly to instruct a/ young brother, who needs our encouragement, our/ sympathy and counsel. <text:s/>Deprived of paternal/ support, and doubtless necessitated soon to go/ out into the world and earn his bread by the/ sweat of his brow, he should be shown here, in/ the dwelling of Israel's God, the way he must/ follow to obtain favor and rise by his own merits./ <text:s/>Joseph is a fitting model to any, and specially/ to a child, who may be thrown among strangers./ <text:s/>Seeing the children of the wealthy enjoy leisure,/ and himself tied down to work, he may occasionally/ feel as if Providence had been unkind to him. <text:s/>We/ must this day give the lad the assurance that he/ will have no cause to despond by reason of that dis-/-parity, that a better future awaits the industrious/ than the heir of riches, that he will proffer by/ his exertions, that the Almighty will bless his ef-/-forts, if the heart accompanies them; if the drift of his/ endeavours is not to gain opulence and swell high with/ popular praise, but to do right &amp;c &amp;c &amp;c ..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9T14:50:57.13</meta:creation-date>
    <meta:document-statistic meta:table-count="0" meta:image-count="0" meta:object-count="0" meta:page-count="4" meta:paragraph-count="79" meta:word-count="1709" meta:character-count="10446"/>
    <dc:date>2012-04-19T15:41:47.97</dc:date>
    <dc:creator>Penn Libraries</dc:creator>
    <meta:editing-duration>PT00H12M39S</meta:editing-duration>
    <meta:editing-cycles>1</meta:editing-cycles>
    <meta:generator>OpenOffice.org/3.2$Win32 OpenOffice.org_project/320m12$Build-9483</meta:generator>
  </office:meta>
</office:document-meta>
</file>